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CD20000108448EE393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TexMathsArgs="14§latex§\begin{table}&#10;\begin{tabular}{ccc|ccc}&#10;&amp;&amp;&amp;&amp;&amp;\\&#10;&amp;&amp;&amp;&amp;&amp;\\&#10;\hline&#10;a&amp;&amp;0&amp;a&amp;&amp;0\\&#10;a&amp;&amp;1&amp;b&amp;&amp;0\\&#10;b&amp;&amp;0&amp;a&amp;&amp;0\\&#10;b&amp;&amp;1&amp;c&amp;&amp;0\\&#10;c&amp;&amp;0&amp;a&amp;&amp;0\\&#10;c&amp;&amp;1&amp;d&amp;&amp;0\\&#10;d&amp;&amp;0&amp;a&amp;&amp;1\\&#10;d&amp;&amp;1&amp;d&amp;&amp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paragraph-properties fo:text-align="center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213cm" svg:height="1.141cm" svg:x="1.922cm" svg:y="0.419cm">
          <draw:text-box>
            <text:p text:style-name="P1"><text:span text:style-name="T1">موجودہ</text:span></text:p>
            <text:p text:style-name="P1"><text:span text:style-name="T1">حالت</text:span></text:p>
          </draw:text-box>
        </draw:frame>
        <draw:frame draw:style-name="gr1" draw:text-style-name="P2" draw:layer="layout" svg:width="1.162cm" svg:height="0.696cm" svg:x="3.247cm" svg:y="0.852cm">
          <draw:text-box>
            <text:p text:style-name="P1"><text:span text:style-name="T1">مداخل</text:span></text:p>
          </draw:text-box>
        </draw:frame>
        <draw:frame draw:style-name="gr1" draw:text-style-name="P2" draw:layer="layout" svg:width="1.065cm" svg:height="1.141cm" svg:x="4.332cm" svg:y="0.392cm">
          <draw:text-box>
            <text:p text:style-name="P1"><text:span text:style-name="T1">اگلی</text:span></text:p>
            <text:p text:style-name="P1"><text:span text:style-name="T1">حالت</text:span></text:p>
          </draw:text-box>
        </draw:frame>
        <draw:frame draw:style-name="gr1" draw:text-style-name="P2" draw:layer="layout" svg:width="1.035cm" svg:height="0.696cm" svg:x="5.682cm" svg:y="0.839cm">
          <draw:text-box>
            <text:p text:style-name="P1"><text:span text:style-name="T1">مخارج</text:span></text:p>
          </draw:text-box>
        </draw:frame>
        <draw:frame draw:style-name="gr2" draw:text-style-name="P3" draw:layer="layout" svg:width="4.593cm" svg:height="5.918cm" svg:x="2.082cm" svg:y="0.273cm">
          <draw:image xlink:href="Pictures/2000000100000CD20000108448EE39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5T13:34:56</dc:date>
    <dc:creator>kkk </dc:creator>
    <meta:editing-duration>PT12H18M42S</meta:editing-duration>
    <meta:editing-cycles>52</meta:editing-cycles>
    <meta:generator>LibreOffice/3.3$Linux LibreOffice_project/330m19$Build-401</meta:generator>
    <meta:document-statistic meta:object-count="5"/>
  </office:meta>
</office:document-meta>
</file>